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draw:fill="none" fo:min-height="1.68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top="0.42cm" fo:margin-bottom="0.35cm"/>
      <style:text-properties fo:font-size="22pt" fo:font-weight="bold"/>
    </style:style>
    <style:style style:name="P2" style:family="paragraph">
      <style:paragraph-properties fo:margin-top="0.42cm" fo:margin-bottom="0.35cm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4.459cm" svg:height="0.963cm" svg:x="3cm" svg:y="2.037cm">
          <draw:text-box>
            <text:p>https://www.youtube.com/watch?v=IvvD13aNO68</text:p>
          </draw:text-box>
        </draw:frame>
        <draw:frame draw:style-name="gr2" draw:text-style-name="P1" draw:layer="layout" svg:width="26.071cm" svg:height="1.934cm" svg:x="0.529cm" svg:y="4.266cm">
          <draw:text-box>
            <text:p text:style-name="P1">AWS Certification Real Exam Questions - Cloud Practitioner - PART 1</text:p>
            <text:p text:style-name="P2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3-18T07:44:31</meta:creation-date>
    <meta:editing-duration>PT56M22S</meta:editing-duration>
    <meta:editing-cycles>4</meta:editing-cycles>
    <dc:date>2021-03-18T08:40:48</dc:date>
    <meta:generator>OpenOffice/4.1.7$Unix OpenOffice.org_project/417m1$Build-9800</meta:generator>
    <meta:document-statistic meta:object-count="25"/>
  </office:meta>
</office:document-meta>
</file>